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gr1" style:family="graphic">
      <style:graphic-properties draw:stroke="solid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1" svg:width="7.965cm" svg:height="0.662cm" svg:x="4.009cm" svg:y="9.021cm"><draw:text-box><text:p>Insert Text Here...</text:p></draw:text-box></draw:frame><draw:frame text:anchor-type="paragraph" draw:z-index="1" draw:name="Shape1" draw:style-name="gr1" draw:text-style-name="P1" svg:width="7.965cm" svg:height="0.662cm" svg:x="4.009cm" svg:y="16.021cm"><draw:text-box><text:p text:style-name="P2">Group Name</text:p></draw:text-box></draw:frame><draw:frame text:anchor-type="paragraph" draw:z-index="2" draw:name="Shape1" draw:style-name="gr1" draw:text-style-name="P3" svg:width="7.965cm" svg:height="0.662cm" svg:x="4.009cm" svg:y="5.253cm"><draw:text-box><text:p text:style-name="P2">Title of Page</text:p></draw:text-box></draw:frame><draw:frame text:anchor-type="paragraph" draw:z-index="3" draw:name="Shape1" draw:style-name="gr1" draw:text-style-name="P3" svg:width="1.31cm" svg:height="0.662cm" svg:x="7.396cm" svg:y="10.021cm"><draw:text-box><text:p text:style-name="P2">Search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4:16:37.747001120</meta:creation-date>
    <dc:date>2016-11-18T14:20:11.181337674</dc:date>
    <meta:editing-duration>PT3M3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